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>
    <style:style style:family="table-column" style:name="defaultCol0">
      <style:table-column-properties style:column-width="20.0mm"/>
    </style:style>
  </office:automatic-styles>
  <office:body>
    <office:spreadsheet>
      <table:table>
        <table:table-column table:default-cell-style-name="Default"/>
        <table:table-row>
          <table:table-cell office:value-type="string" office:string-value="Evidence prijmu a vydaju">
            <text:p>Evidence prijmu a vydaju</text:p>
          </table:table-cell>
        </table:table-row>
        <table:table-row>
          <table:table-cell office:value-type="string" office:string-value="PB138 / Moderni znackovaci jazyky a jejich aplikace">
            <text:p>PB138 / Moderni znackovaci jazyky a jejich aplikace</text:p>
          </table:table-cell>
        </table:table-row>
        <table:table-row table:number-rows-repeated="1">
          <table:table-cell office:value-type="string" office:string-value="Lukas Suchanek, Michal Iricek, Peter Grajko, Filip Valchar">
            <text:p>Lukas Suchanek, Michal Iricek, Peter Grajko, Filip Valchar</text:p>
          </table:table-cell>
        </table:table-row>
      </table:table>
      <table:table table:name="2017"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9050.0">
            <text:p>9 05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7200.0">
            <text:p>7 200</text:p>
          </table:table-cell>
          <table:table-cell table:number-columns-repeated="8"/>
        </table:table-row>
        <table:table-row>
          <table:table-cell office:value-type="string" office:string-value="sum">
            <text:p>sum</text:p>
          </table:table-cell>
          <table:table-cell office:value-type="float" office:value="1850.0">
            <text:p>1 850</text:p>
          </table:table-cell>
          <table:table-cell table:number-columns-repeated="8"/>
        </table:table-row>
        <table:table-row table:number-rows-repeated="1"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6"/>
        </table:table-row>
        <table:table-row>
          <table:table-cell office:value-type="float" office:value="1">
            <text:p>1</text:p>
          </table:table-cell>
          <table:table-cell office:value-type="float" office:value="-2000">
            <text:p>-2 000</text:p>
          </table:table-cell>
          <table:table-cell office:value-type="string" office:string-value="2017-05-17">
            <text:p>2017-05-17</text:p>
          </table:table-cell>
          <table:table-cell office:value-type="string" office:string-value="Info">
            <text:p>Info</text:p>
          </table:table-cell>
          <table:table-cell table:number-columns-repeated="6"/>
        </table:table-row>
        <table:table-row>
          <table:table-cell office:value-type="float" office:value="2">
            <text:p>2</text:p>
          </table:table-cell>
          <table:table-cell office:value-type="float" office:value="3000">
            <text:p>3 000</text:p>
          </table:table-cell>
          <table:table-cell office:value-type="string" office:string-value="2017-05-17">
            <text:p>2017-05-17</text:p>
          </table:table-cell>
          <table:table-cell office:value-type="string" office:string-value="New Info">
            <text:p>New Info</text:p>
          </table:table-cell>
          <table:table-cell table:number-columns-repeated="6"/>
        </table:table-row>
        <table:table-row>
          <table:table-cell office:value-type="float" office:value="3">
            <text:p>3</text:p>
          </table:table-cell>
          <table:table-cell office:value-type="float" office:value="3000">
            <text:p>3 000</text:p>
          </table:table-cell>
          <table:table-cell office:value-type="string" office:string-value="2017-05-18">
            <text:p>2017-05-18</text:p>
          </table:table-cell>
          <table:table-cell office:value-type="string" office:string-value="New Info">
            <text:p>New Info</text:p>
          </table:table-cell>
          <table:table-cell table:number-columns-repeated="6"/>
        </table:table-row>
        <table:table-row>
          <table:table-cell office:value-type="float" office:value="4">
            <text:p>4</text:p>
          </table:table-cell>
          <table:table-cell office:value-type="float" office:value="3000">
            <text:p>3 000</text:p>
          </table:table-cell>
          <table:table-cell office:value-type="string" office:string-value="2017-05-18">
            <text:p>2017-05-18</text:p>
          </table:table-cell>
          <table:table-cell office:value-type="string" office:string-value="New Info">
            <text:p>New Info</text:p>
          </table:table-cell>
          <table:table-cell table:number-columns-repeated="6"/>
        </table:table-row>
        <table:table-row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string" office:string-value="2017-05-18">
            <text:p>2017-05-18</text:p>
          </table:table-cell>
          <table:table-cell office:value-type="string" office:string-value="note">
            <text:p>note</text:p>
          </table:table-cell>
          <table:table-cell table:number-columns-repeated="6"/>
        </table:table-row>
        <table:table-row>
          <table:table-cell office:value-type="float" office:value="6">
            <text:p>6</text:p>
          </table:table-cell>
          <table:table-cell office:value-type="float" office:value="-200">
            <text:p>-200</text:p>
          </table:table-cell>
          <table:table-cell office:value-type="string" office:string-value="2017-05-18">
            <text:p>2017-05-18</text:p>
          </table:table-cell>
          <table:table-cell office:value-type="string" office:string-value="jTextField2">
            <text:p>jTextField2</text:p>
          </table:table-cell>
          <table:table-cell table:number-columns-repeated="6"/>
        </table:table-row>
        <table:table-row>
          <table:table-cell office:value-type="float" office:value="7">
            <text:p>7</text:p>
          </table:table-cell>
          <table:table-cell office:value-type="float" office:value="-5000">
            <text:p>-5 000</text:p>
          </table:table-cell>
          <table:table-cell office:value-type="string" office:string-value="2017-01-01">
            <text:p>2017-01-01</text:p>
          </table:table-cell>
          <table:table-cell office:value-type="string" office:string-value="something">
            <text:p>something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